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E0003BE45F023EBF50.jpg" manifest:media-type="image/jpeg"/>
  <manifest:file-entry manifest:full-path="Pictures/10000201000001C2000001C231879DBE34F88730.png" manifest:media-type="image/png"/>
  <manifest:file-entry manifest:full-path="Pictures/10000000000005E800000417F607A7B19BB5EE49.jpg" manifest:media-type="image/jpeg"/>
  <manifest:file-entry manifest:full-path="Pictures/1000000000000171000000FED45D98178B231133.jpg" manifest:media-type="image/jpeg"/>
  <manifest:file-entry manifest:full-path="Pictures/100000000000023A0000011CAF659E3FD80A7DF3.jpg" manifest:media-type="image/jpeg"/>
  <manifest:file-entry manifest:full-path="Pictures/100002010000019100000209F45E3BF4AAC27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041cm" fo:min-width="29.5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376cm" fo:min-width="16.2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.003cm">
          <draw:image xlink:href="Pictures/10000000000005E800000417F607A7B19BB5EE49.jpg" xlink:type="simple" xlink:show="embed" xlink:actuate="onLoad">
            <text:p/>
          </draw:image>
        </draw:frame>
        <draw:frame draw:style-name="gr2" draw:text-style-name="P2" draw:layer="layout" svg:width="5cm" svg:height="5cm" svg:x="35.149cm" svg:y="2.424cm">
          <draw:image xlink:href="Pictures/10000201000001C2000001C231879DBE34F88730.png" xlink:type="simple" xlink:show="embed" xlink:actuate="onLoad">
            <text:p/>
          </draw:image>
        </draw:frame>
        <draw:frame draw:style-name="gr3" draw:text-style-name="P3" draw:layer="layout" svg:width="7.2cm" svg:height="1.776cm" svg:x="32.504cm" svg:y="26.348cm">
          <draw:text-box>
            <text:p text:style-name="P1"><text:span text:style-name="T1">Saiba Mais</text:span></text:p>
          </draw:text-box>
        </draw:frame>
        <draw:custom-shape draw:style-name="gr4" draw:text-style-name="P5" draw:layer="layout" svg:width="30cm" svg:height="4.3cm" svg:x="3.5cm" svg:y="3.871cm">
          <text:p text:style-name="P4"><text:span text:style-name="T2">Proteção e Seletividade em</text:span></text:p>
          <text:p text:style-name="P4"><text:span text:style-name="T2">Projetos de Cabines Primári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5" draw:text-style-name="P5" draw:layer="layout" svg:width="16.7cm" svg:height="1.635cm" svg:x="12.6cm" svg:y="25.9cm">
          <text:p text:style-name="P4"><text:span text:style-name="T2">Curso On-lin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15.08cm" svg:height="7.513cm" svg:x="13.627cm" svg:y="10cm">
          <draw:image xlink:href="Pictures/100000000000023A0000011CAF659E3FD80A7DF3.jpg" xlink:type="simple" xlink:show="embed" xlink:actuate="onLoad">
            <text:p/>
          </draw:image>
        </draw:frame>
        <draw:frame draw:style-name="gr1" draw:text-style-name="P1" draw:layer="layout" svg:width="8cm" svg:height="6.39cm" svg:x="30.498cm" svg:y="14.1cm">
          <draw:image xlink:href="Pictures/1000000000000258000001E0003BE45F023EBF50.jpg" xlink:type="simple" xlink:show="embed" xlink:actuate="onLoad">
            <text:p/>
          </draw:image>
        </draw:frame>
        <draw:frame draw:style-name="gr1" draw:text-style-name="P1" draw:layer="layout" svg:width="6.928cm" svg:height="9.001cm" svg:x="4.2cm" svg:y="13.699cm">
          <draw:image xlink:href="Pictures/100002010000019100000209F45E3BF4AAC27EF9.png" xlink:type="simple" xlink:show="embed" xlink:actuate="onLoad">
            <text:p/>
          </draw:image>
        </draw:frame>
        <draw:frame draw:style-name="gr1" draw:text-style-name="P1" draw:layer="layout" svg:width="8cm" svg:height="5.5cm" svg:x="17.4cm" svg:y="19.3cm">
          <draw:image xlink:href="Pictures/1000000000000171000000FED45D98178B23113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9:53:27.189000000</dc:date>
    <meta:editing-duration>PT2H35M31S</meta:editing-duration>
    <meta:editing-cycles>28</meta:editing-cycles>
    <meta:generator>LibreOffice/5.2.6.2$Windows_x86 LibreOffice_project/a3100ed2409ebf1c212f5048fbe377c281438fdc</meta:generator>
    <meta:document-statistic meta:object-count="9"/>
  </office:meta>
</office:document-meta>
</file>